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681f"/>
    </style:style>
    <style:style style:name="P2" style:family="paragraph" style:parent-style-name="Standard">
      <style:paragraph-properties fo:text-align="start" style:justify-single-word="false"/>
      <style:text-properties officeooo:paragraph-rsid="000e681f"/>
    </style:style>
    <style:style style:name="P3" style:family="paragraph" style:parent-style-name="Standard">
      <style:paragraph-properties fo:text-align="start" style:justify-single-word="false"/>
      <style:text-properties officeooo:paragraph-rsid="000fec62"/>
    </style:style>
    <style:style style:name="P4" style:family="paragraph" style:parent-style-name="Standard">
      <style:paragraph-properties fo:text-align="start" style:justify-single-word="false"/>
      <style:text-properties officeooo:paragraph-rsid="00114dfd"/>
    </style:style>
    <style:style style:name="P5" style:family="paragraph" style:parent-style-name="Standard">
      <style:paragraph-properties fo:text-align="start" style:justify-single-word="false"/>
      <style:text-properties officeooo:paragraph-rsid="001334f4"/>
    </style:style>
    <style:style style:name="P6" style:family="paragraph" style:parent-style-name="Standard">
      <style:paragraph-properties fo:text-align="start" style:justify-single-word="false"/>
      <style:text-properties officeooo:paragraph-rsid="001340e1"/>
    </style:style>
    <style:style style:name="P7" style:family="paragraph" style:parent-style-name="Standard">
      <style:paragraph-properties fo:text-align="start" style:justify-single-word="false"/>
      <style:text-properties officeooo:paragraph-rsid="0016cadd"/>
    </style:style>
    <style:style style:name="P8" style:family="paragraph" style:parent-style-name="Heading_20_1">
      <style:paragraph-properties fo:break-before="page"/>
    </style:style>
    <style:style style:name="P9" style:family="paragraph" style:parent-style-name="Heading_20_1">
      <style:text-properties officeooo:paragraph-rsid="0018561d"/>
    </style:style>
    <style:style style:name="P10" style:family="paragraph" style:parent-style-name="Heading_20_1" style:list-style-name=""/>
    <style:style style:name="T1" style:family="text">
      <style:text-properties officeooo:rsid="000e681f"/>
    </style:style>
    <style:style style:name="T2" style:family="text">
      <style:text-properties officeooo:rsid="000fec62"/>
    </style:style>
    <style:style style:name="T3" style:family="text">
      <style:text-properties officeooo:rsid="00114dfd"/>
    </style:style>
    <style:style style:name="T4" style:family="text">
      <style:text-properties fo:font-style="italic" officeooo:rsid="00114dfd" style:font-style-asian="italic" style:font-style-complex="italic"/>
    </style:style>
    <style:style style:name="T5" style:family="text">
      <style:text-properties fo:font-style="normal" officeooo:rsid="00114dfd" style:font-style-asian="normal" style:font-style-complex="normal"/>
    </style:style>
    <style:style style:name="T6" style:family="text">
      <style:text-properties officeooo:rsid="001334f4"/>
    </style:style>
    <style:style style:name="T7" style:family="text">
      <style:text-properties officeooo:rsid="001340e1"/>
    </style:style>
    <style:style style:name="T8" style:family="text">
      <style:text-properties officeooo:rsid="0015622e"/>
    </style:style>
    <style:style style:name="T9" style:family="text">
      <style:text-properties officeooo:rsid="0016cadd"/>
    </style:style>
    <style:style style:name="T10" style:family="text">
      <style:text-properties officeooo:rsid="001856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F2610</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P1</text:span></text:p>
      <text:p text:style-name="P1"><text:span text:style-name="T1">Simutaltion d'une architecture embarqué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Présenté par</text:span></text:p>
      <text:p text:style-name="P1"><text:span text:style-name="T1">Alexandre Rose</text:span></text:p>
      <text:p text:style-name="P1"><text:span text:style-name="T1">1580973</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19 février 2013</text:span></text:p>
      <text:h text:style-name="P8" text:outline-level="1"><text:span text:style-name="T1">Introduction</text:span></text:h>
      <text:p text:style-name="P2"><text:span text:style-name="T1"/></text:p>
      <text:p text:style-name="P7"><text:span text:style-name="T9">Le TP1 est un exercice pratique qui vise à intégrer plusieurs notions du cours de système d'exploitation, plus particulièrement les notions de communication interprocessus. Ce laboratoire composé de plusieurs parties aspire à devenir, si tout fonctionne comme prévu, une simulation d'architecture embarquée à multiple coprocesseurs.</text:span></text:p>
      <text:p text:style-name="P2"><text:span text:style-name="T1"/></text:p>
      <text:p text:style-name="P2"><text:span text:style-name="T1"/></text:p>
      <text:h text:style-name="P9" text:outline-level="1"><text:span text:style-name="T1">Ré</text:span><text:span text:style-name="T10">p</text:span><text:span text:style-name="T1">onses aux questions:</text:span></text:h>
      <text:p text:style-name="Text_20_body"><text:span text:style-name="T1"/></text:p>
      <text:p text:style-name="P2"><text:span text:style-name="T1">1- Oui. L'avantage serait de pouvoir communiquer avec de la mémoire partagée facilement, puisque les threads seraient sous le même process. Toutefois, il faudrait s'assurer de ne pas créer d'interbloquage ou de ne pas corrompre la mémoire en tentant d'accéder à la même case mémoire en même temps sur deux threads différents.</text:span></text:p>
      <text:p text:style-name="P2"><text:span text:style-name="T1"/></text:p>
      <text:p text:style-name="P2"><text:span text:style-name="T1">2- Non, car les opérations du périphériques sont bloquantes. Ainsi, le processeur se retrouverais ralenti par la vitesse d'écriture du périphérique. Dans un bon programme, les opérations d'entrées/sorties devraient toujours être asynchrones. Pour fusionner les deux processus, il faudrait créer un thread pour le périphérique afin que sa vitesse ne cause pas de ralentissement du processeur.</text:span></text:p>
      <text:p text:style-name="P2"><text:span text:style-name="T1"/></text:p>
      <text:h text:style-name="P10" text:outline-level="1"><text:span text:style-name="T1"/></text:h>
      <text:h text:style-name="P8" text:outline-level="1"><text:span text:style-name="T1">Difficultés rencontrées:</text:span></text:h>
      <text:p text:style-name="P2"><text:span text:style-name="T1"/></text:p>
      <text:p text:style-name="P2"><text:span text:style-name="T1">La principale difficulté rencontrée durant l'élaboration du TP est évidemment le débuggage. Il est particulièrement complexe de débugger un programme multithread et multiprocessus. Pour résoudre ce problème, il faut parfois utiliser un débuggeur comme gdb pour s'attacher au processus à débugger. Il faut toutefois garder en tête que les autres processus continueront de s'exécuter à pleine vitesse. Parfois, pour pouvoir s'attacher à un processus à temps, il faut d'abord écrire son PID dans la console, ensuite l</text:span><text:span text:style-name="T2">ui</text:span><text:span text:style-name="T1"> imposer un sleep d'une dizaine de secondes </text:span><text:span text:style-name="T2">afin d'avoir le temps de s'attacher dans gdb. Une fois l'opération réussie, on peut débugger par instruction comme on le fait habituellement. </text:span></text:p>
      <text:p text:style-name="P3"><text:span text:style-name="T2"/></text:p>
      <text:p text:style-name="P3"><text:span text:style-name="T2">Une autre méthode utile pour débugger est le classique printf qui permet d'afficher des information à mesure que le processus avance. En combinant les deux, il devient possible de trouver les erreurs assez rapidement. </text:span></text:p>
      <text:p text:style-name="P3"><text:span text:style-name="T2"/></text:p>
      <text:p text:style-name="P3"><text:span text:style-name="T2">Il y a aussi une variable volatile très intéressante pour déterminer la cause d'une erreur, surtout lors de l'écriture/lecture dans les tubes, soit “errno”. Cette variable contient le numéro de l'erreur s'étant produite. Avec le numéro et la description sur internet on trouve rapidement sa source d'une erreur d'I/O dans les tubes.</text:span></text:p>
      <text:p text:style-name="P3"><text:span text:style-name="T2"/></text:p>
      <text:p text:style-name="P3"><text:span text:style-name="T2">Une autre difficulté rencontrée est celle de déterminer la légitimité des données dans les tubes afin de savoir dans quel processus une erreur est survenue. Parfois, un printf ne suffit pas pour valider ce qui sort d'un tube (particulièrement lorsque l'envoi est une chaine de caractère devant être exactement d'un bon format). Si le caractère de fin de string '\0' n'est pas présent, on se retrouve à lire des instructions décalées. Pour résoudre ce problème il suffit de s'attacher en débug et de vérifier manuellement le contenu qui sort ou qui entre dans le tube.</text:span></text:p>
      <text:p text:style-name="P3"><text:span text:style-name="T2"/></text:p>
      <text:p text:style-name="P4"><text:span text:style-name="T3">De plus, débugger un processus juste après un fork peut sembler difficile, mais il existe un flag au processeur gdb qui permet de choisir si on continue à débugger le parent ou si on suit l'enfant.</text:span></text:p>
      <text:p text:style-name="P4"><text:span text:style-name="T3">Il s'agit de set follow-fork-mode </text:span><text:span text:style-name="T4">mode (source :</text:span><text:a xlink:type="simple" xlink:href="http://sourceware.org/gdb/onlinedocs/gdb/Forks.html"><text:span text:style-name="T4">http://sourceware.org/gdb/onlinedocs/gdb/Forks.html</text:span></text:a><text:span text:style-name="T4">)</text:span></text:p>
      <text:p text:style-name="P4"><text:span text:style-name="T5"/></text:p>
      <text:p text:style-name="P4"><text:span text:style-name="T3">Le manque de temps est probablement la plus grosse difficulté. Pour la résoudre, s'y prendre d'avance!</text:span></text:p>
      <text:p text:style-name="P4"><text:span text:style-name="T3"/></text:p>
      <text:p text:style-name="P5"><text:span text:style-name="T6">Finalement, pour toute incertitude par rapport à un appel, une visite sur la page du manuel éclairci bien souvent notre esprit.</text:span></text:p>
      <text:p text:style-name="P5"><text:span text:style-name="T6"/></text:p>
      <text:p text:style-name="P6"><text:span text:style-name="T7"/></text:p>
      <text:h text:style-name="P8" text:outline-level="1"><text:span text:style-name="T7">Ajouts:</text:span></text:h>
      <text:p text:style-name="P6"><text:span text:style-name="T7">En terme d'ajouts, il y a eu une modification, non conforme aux exigences, mais qui évite un bug lors de la transmission de statistques d'un coprocesseur vers le processeur. Il a fallu changer le string par une paire de int, car la validation ne fonctionnait pas.</text:span></text:p>
      <text:p text:style-name="P6"><text:span text:style-name="T7"/></text:p>
      <text:h text:style-name="Heading_20_1" text:outline-level="1"><text:span text:style-name="T7">Conclusion</text:span></text:h>
      <text:p text:style-name="P6"><text:span text:style-name="T7">Le laboratoire était très utile pour comprendre les systèmes de communication interprocessus. Avant de commencer, je n'avais qu'une vague idée de ce qu'était un signal et absolument aucune idée de ce qu'est un tube autrement que c'est le caractère '|' dans l'invite de commande linux. </text:span><text:span text:style-name="T8">Il permet aussi de donner un apperçu de l'ampleur du travail dans chacune des petites applications que nous utilisons tous les jours dans linux, que ce soit ls, cat, ou cp. </text:span></text:p>
      <text:p text:style-name="P6"><text:span text:style-name="T7"/></text:p>
      <text:p text:style-name="P6"><text:span text:style-name="T7">Finalement, devoir recommencer, je m'y prendrais quelques jours avant et non la veille, car le TP était très long, mais aussi très intéressant </text:span><text:span text:style-name="T8">et je trouve dommage de devoir couper les coins rond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e Rose</meta:initial-creator>
    <meta:creation-date>2013-02-18T13:21:21</meta:creation-date>
    <dc:date>2013-02-18T14:00:44</dc:date>
    <dc:creator>Alexandre Rose</dc:creator>
    <meta:editing-duration>PT00H39M24S</meta:editing-duration>
    <meta:editing-cycles>8</meta:editing-cycles>
    <meta:generator>OpenOffice.org/3.2$Unix OpenOffice.org_project/320m19$Build-9505</meta:generator>
    <meta:document-statistic meta:table-count="0" meta:image-count="0" meta:object-count="0" meta:page-count="4" meta:paragraph-count="26" meta:word-count="699" meta:character-count="4485"/>
  </office:meta>
</office:document-meta>
</file>